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ae1c"/>
    </style:style>
    <style:style style:name="P2" style:family="paragraph" style:parent-style-name="Standard">
      <style:paragraph-properties fo:text-align="start" style:justify-single-word="false"/>
      <style:text-properties fo:language="zxx" fo:country="none" officeooo:paragraph-rsid="0018ba38" style:language-asian="zxx" style:country-asian="none" style:language-complex="zxx" style:country-complex="none"/>
    </style:style>
    <style:style style:name="P3" style:family="paragraph" style:parent-style-name="Title">
      <style:text-properties fo:language="zxx" fo:country="none" officeooo:rsid="000eae1c" officeooo:paragraph-rsid="000eae1c" style:language-asian="zxx" style:country-asian="none" style:language-complex="zxx" style:country-complex="none"/>
    </style:style>
    <style:style style:name="P4" style:family="paragraph" style:parent-style-name="Text_20_body">
      <style:text-properties fo:language="zxx" fo:country="none" officeooo:paragraph-rsid="000eae1c" style:language-asian="zxx" style:country-asian="none" style:language-complex="zxx" style:country-complex="none"/>
    </style:style>
    <style:style style:name="P5" style:family="paragraph" style:parent-style-name="Text_20_body">
      <style:text-properties fo:language="zxx" fo:country="none" officeooo:paragraph-rsid="00185320" style:language-asian="zxx" style:country-asian="none" style:language-complex="zxx" style:country-complex="none"/>
    </style:style>
    <style:style style:name="P6" style:family="paragraph" style:parent-style-name="Text_20_body">
      <style:text-properties fo:language="zxx" fo:country="none" officeooo:paragraph-rsid="001bf6c5" style:language-asian="zxx" style:country-asian="none" style:language-complex="zxx" style:country-complex="none"/>
    </style:style>
    <style:style style:name="P7" style:family="paragraph" style:parent-style-name="Text_20_body">
      <style:text-properties fo:language="zxx" fo:country="none" officeooo:paragraph-rsid="00200c25" style:language-asian="zxx" style:country-asian="none" style:language-complex="zxx" style:country-complex="none"/>
    </style:style>
    <style:style style:name="P8" style:family="paragraph" style:parent-style-name="Text_20_body">
      <style:text-properties fo:language="zxx" fo:country="none" officeooo:rsid="00246435" officeooo:paragraph-rsid="00246435" style:language-asian="zxx" style:country-asian="none" style:language-complex="zxx" style:country-complex="none"/>
    </style:style>
    <style:style style:name="P9" style:family="paragraph" style:parent-style-name="Text_20_body">
      <style:text-properties fo:language="zxx" fo:country="none" officeooo:paragraph-rsid="00200c25" fo:background-color="#ffff00" style:language-asian="zxx" style:country-asian="none" style:language-complex="zxx" style:country-complex="none"/>
    </style:style>
    <style:style style:name="P10" style:family="paragraph" style:parent-style-name="Text_20_body">
      <style:text-properties fo:language="zxx" fo:country="none" officeooo:rsid="0020443e" officeooo:paragraph-rsid="0020443e" fo:background-color="#ffff00" style:language-asian="zxx" style:country-asian="none" style:language-complex="zxx" style:country-complex="none"/>
    </style:style>
    <style:style style:name="P11" style:family="paragraph" style:parent-style-name="Text_20_body">
      <style:text-properties fo:language="zxx" fo:country="none" officeooo:paragraph-rsid="00200c25" fo:background-color="transparent" style:language-asian="zxx" style:country-asian="none" style:language-complex="zxx" style:country-complex="none"/>
    </style:style>
    <style:style style:name="P12" style:family="paragraph" style:parent-style-name="Text_20_body">
      <style:text-properties fo:language="zxx" fo:country="none" officeooo:rsid="0020443e" officeooo:paragraph-rsid="0020443e" fo:background-color="transparent" style:language-asian="zxx" style:country-asian="none" style:language-complex="zxx" style:country-complex="none"/>
    </style:style>
    <style:style style:name="P13" style:family="paragraph" style:parent-style-name="Text_20_body">
      <style:text-properties officeooo:paragraph-rsid="001bf6c5"/>
    </style:style>
    <style:style style:name="P14" style:family="paragraph" style:parent-style-name="Heading_20_1">
      <style:text-properties fo:language="zxx" fo:country="none" officeooo:rsid="000eae1c" officeooo:paragraph-rsid="000eae1c" style:language-asian="zxx" style:country-asian="none" style:language-complex="zxx" style:country-complex="none"/>
    </style:style>
    <style:style style:name="P15" style:family="paragraph" style:parent-style-name="Text_20_body" style:list-style-name="L1">
      <style:text-properties fo:language="zxx" fo:country="none" officeooo:paragraph-rsid="000eae1c" style:language-asian="zxx" style:country-asian="none" style:language-complex="zxx" style:country-complex="none"/>
    </style:style>
    <style:style style:name="P16" style:family="paragraph" style:parent-style-name="Text_20_body" style:list-style-name="L1">
      <style:text-properties fo:language="zxx" fo:country="none" officeooo:paragraph-rsid="0015e146" style:language-asian="zxx" style:country-asian="none" style:language-complex="zxx" style:country-complex="none"/>
    </style:style>
    <style:style style:name="P17" style:family="paragraph" style:parent-style-name="Text_20_body" style:list-style-name="L1">
      <style:text-properties fo:language="zxx" fo:country="none" officeooo:paragraph-rsid="00185320" style:language-asian="zxx" style:country-asian="none" style:language-complex="zxx" style:country-complex="none"/>
    </style:style>
    <style:style style:name="P18" style:family="paragraph" style:parent-style-name="Text_20_body" style:list-style-name="L1">
      <style:text-properties fo:language="zxx" fo:country="none" officeooo:paragraph-rsid="001bf6c5" style:language-asian="zxx" style:country-asian="none" style:language-complex="zxx" style:country-complex="none"/>
    </style:style>
    <style:style style:name="P19" style:family="paragraph" style:parent-style-name="Text_20_body">
      <style:text-properties fo:language="zxx" fo:country="none" officeooo:paragraph-rsid="001bf6c5" style:language-asian="zxx" style:country-asian="none" style:language-complex="zxx" style:country-complex="none"/>
    </style:style>
    <style:style style:name="P20" style:family="paragraph" style:parent-style-name="Text_20_body">
      <style:text-properties fo:language="zxx" fo:country="none" officeooo:paragraph-rsid="001c37a8" style:language-asian="zxx" style:country-asian="none" style:language-complex="zxx" style:country-complex="none"/>
    </style:style>
    <style:style style:name="P21" style:family="paragraph" style:parent-style-name="Text_20_body" style:list-style-name="L2">
      <style:text-properties fo:language="zxx" fo:country="none" officeooo:paragraph-rsid="000eae1c" style:language-asian="zxx" style:country-asian="none" style:language-complex="zxx" style:country-complex="none"/>
    </style:style>
    <style:style style:name="P22" style:family="paragraph" style:parent-style-name="Text_20_body">
      <style:text-properties fo:language="zxx" fo:country="none" officeooo:rsid="002933e3" officeooo:paragraph-rsid="002933e3" style:language-asian="zxx" style:country-asian="none" style:language-complex="zxx" style:country-complex="none"/>
    </style:style>
    <style:style style:name="T1" style:family="text">
      <style:text-properties officeooo:rsid="000eae1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bf6c5" style:language-asian="zxx" style:country-asian="none" style:language-complex="zxx" style:country-complex="none"/>
    </style:style>
    <style:style style:name="T4" style:family="text">
      <style:text-properties officeooo:rsid="00125ad9"/>
    </style:style>
    <style:style style:name="T5" style:family="text">
      <style:text-properties officeooo:rsid="001bf6c5"/>
    </style:style>
    <style:style style:name="T6" style:family="text">
      <style:text-properties fo:background-color="#ffff00" loext:char-shading-value="0"/>
    </style:style>
    <style:style style:name="T7" style:family="text">
      <style:text-properties officeooo:rsid="00200c25" fo:background-color="#ffff00" loext:char-shading-value="0"/>
    </style:style>
    <style:style style:name="T8" style:family="text">
      <style:text-properties fo:background-color="#ffff00" loext:char-shading-value="0"/>
    </style:style>
    <style:style style:name="T9" style:family="text">
      <style:text-properties officeooo:rsid="0020443e"/>
    </style:style>
    <style:style style:name="T10" style:family="text">
      <style:text-properties fo:background-color="transparent" loext:char-shading-value="0"/>
    </style:style>
    <style:style style:name="T11" style:family="text">
      <style:text-properties officeooo:rsid="00261186"/>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baser </text:p>
      <text:h text:style-name="P14" text:outline-level="1">Oppgave 1</text:h>
      <text:list xml:id="list1064213373" text:style-name="L1">
        <text:list-item>
          <text:p text:style-name="P15"><text:s/>List ut all informasjon (ordrehode og ordredetalj) om ordrer for leverandør nr 44.</text:p>
        </text:list-item>
      </text:list>
      <text:p text:style-name="P1"><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detalj </text:span></text:span><text:a xlink:type="simple" xlink:href="https://mysql-ait.stud.idi.ntnu.no/phpmyadmin/url.php?url=https://dev.mysql.com/doc/refman/5.5/en/string-functions.html#function_right" office:target-frame-name="mysql_doc" xlink:show="replace" text:style-name="Internet_20_link" text:visited-style-name="Visited_20_Internet_20_Link"><text:span text:style-name="Source_20_Text"><text:span text:style-name="T2">RIGHT</text:span></text:span></text:a><text:span text:style-name="Source_20_Text"><text:span text:style-name="T2"> join ((</text:span></text:span><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hode WHERE ordrehode.levnr = 44) as ordre_levnr44) on (ordre_levnr44.ordrenr = ordredetalj.ordrenr) </text:span></text:span></text:p>
      <text:p text:style-name="P1"><text:span text:style-name="Source_20_Text"><text:span text:style-name="T2"/></text:span></text:p>
      <text:list xml:id="list194720923744734" text:continue-numbering="true" text:style-name="L1">
        <text:list-item>
          <text:p text:style-name="P15"><text:s/>Finn navn og by ("LevBy") for leverandører som kan levere del nummer 1.</text:p>
        </text:list-item>
      </text:list>
      <text:p text:style-name="P4">Select levinfo.navn, levinfo.levby from levinfo where levinfo.levnr in (Select DISTINCT ordrehode.levnr from ordrehode where ordrehode.ordrenr IN (SELECT DISTINCT ordredetalj.ordrenr from ordredetalj where (ordredetalj.delnr = 1)))</text:p>
      <text:list xml:id="list194722377967941" text:continue-numbering="true" text:style-name="L1">
        <text:list-item>
          <text:p text:style-name="P15"><text:s/>Finn nummer, navn og pris for den leverandør som kan levere del nummer 201 til billigst pris.</text:p>
        </text:list-item>
      </text:list>
      <text:p text:style-name="P4">SELECT levinfo.navn, min_levnr_pris.levnr, min_levnr_pris.pris from levinfo right join ((Select prisinfo.levnr, prisinfo.pris FROM prisinfo WHERE prisinfo.pris IN (SELECT MIN(prisinfo.pris) from prisinfo where prisinfo.delnr = 201)) as min_levnr_pris) ON levinfo.levnr = min_levnr_pris.levnr</text:p>
      <text:list xml:id="list194720839571979" text:continue-numbering="true" text:style-name="L1">
        <text:list-item>
          <text:p text:style-name="P16"><text:s/>Lag fullstendig oversikt over ordre nr 16, med ordrenr, dato, delnr, beskrivelse, kvantum, (enhets-)pris og beregnet beløp (=pris*kvantum).</text:p>
        </text:list-item>
      </text:list>
      <text:p text:style-name="P2"><text:span text:style-name="Source_20_Text">SELECT prisinfo.pris, del_info.*, prisinfo.pris * del_info.kvantum as 'beregnet beløp' FROM prisinfo</text:span></text:p>
      <text:p text:style-name="P2"><text:span text:style-name="Source_20_Text"><text:tab/>RIGHT JOIN</text:span></text:p>
      <text:p text:style-name="P2"><text:span text:style-name="Source_20_Text"><text:s text:c="8"/>(SELECT delinfo.beskrivelse, hode_detalj.* </text:span></text:p>
      <text:p text:style-name="P2"><text:span text:style-name="Source_20_Text"><text:s text:c="13"/>FROM delinfo </text:span></text:p>
      <text:p text:style-name="P2"><text:span text:style-name="Source_20_Text"><text:s text:c="9"/><text:tab/><text:tab/>RIGHT JOIN </text:span></text:p>
      <text:p text:style-name="P2"><text:span text:style-name="Source_20_Text"><text:s text:c="13"/><text:tab/><text:tab/>(SELECT ordredetalj.kvantum, ordredetalj.delnr, hode.* FROM ordredetalj </text:span></text:p>
      <text:p text:style-name="P2"><text:span text:style-name="Source_20_Text"><text:s text:c="12"/><text:tab/> <text:s/><text:tab/><text:tab/>RIGHT JOIN </text:span></text:p>
      <text:p text:style-name="P2"><text:span text:style-name="Source_20_Text"><text:s text:c="14"/><text:tab/><text:tab/><text:tab/><text:tab/>((SELECT * FROM ordrehode </text:span></text:p>
      <text:p text:style-name="P2"><text:span text:style-name="Source_20_Text"><text:s text:c="16"/><text:tab/><text:tab/><text:tab/>WHERE ordrenr = 16) as hode) </text:span></text:p>
      <text:p text:style-name="P2"><text:span text:style-name="Source_20_Text"><text:s text:c="14"/><text:tab/><text:tab/><text:tab/>ON (ordredetalj.ordrenr = hode.ordrenr)) as hode_detalj </text:span></text:p>
      <text:p text:style-name="P2"><text:span text:style-name="Source_20_Text"><text:s text:c="12"/><text:tab/> ON (delinfo.delnr = hode_detalj.delnr)) as del_info</text:span></text:p>
      <text:p text:style-name="P2"><text:span text:style-name="Source_20_Text"><text:s text:c="5"/>ON (prisinfo.delnr = del_info.delnr AND prisinfo.levnr = del_info.levnr) </text:span></text:p>
      <text:list xml:id="list194721655678593" text:continue-numbering="true" text:style-name="L1">
        <text:list-item>
          <text:p text:style-name="P15"/>
          <text:list>
            <text:list-item>
              <text:p text:style-name="P17"/>
              <text:list>
                <text:list-item>
                  <text:p text:style-name="P17">Finn delnummer og leverandørnummer for deler som har en pris som er høyere enn prisen for del med katalognr X7770. </text:p>
                </text:list-item>
              </text:list>
            </text:list-item>
          </text:list>
        </text:list-item>
      </text:list>
      <text:p text:style-name="P5">SELECT prisinfo.delnr, prisinfo.levnr </text:p>
      <text:p text:style-name="P5"><text:soft-page-break/><text:s text:c="4"/>from prisinfo</text:p>
      <text:p text:style-name="P5"><text:s text:c="4"/>LEFT JOIN</text:p>
      <text:p text:style-name="P5"><text:s text:c="8"/>(SELECT prisinfo.pris from prisinfo </text:p>
      <text:p text:style-name="P5"><text:s text:c="8"/>WHERE prisinfo.katalognr = 'X7770') as test</text:p>
      <text:p text:style-name="P5"><text:s text:c="4"/>on(test.pris &lt; prisinfo.pris)</text:p>
      <text:list xml:id="list194722839245655" text:continue-numbering="true" text:style-name="L1">
        <text:list-item>
          <text:list>
            <text:list-item>
              <text:list>
                <text:list-item>
                  <text:p text:style-name="P18">Tenk deg at tabellen levinfo skal deles i to. Sammenhengen mellom by og fylke skal tas ut av tabellen. Det er unødvendig å lagre fylkestilhørigheten for hver forekomst av by. <text:s/>Lag én ny tabell som inneholder byer og fylker. Fyll denne med data fra levinfo. </text:p>
                </text:list-item>
              </text:list>
            </text:list-item>
          </text:list>
        </text:list-item>
      </text:list>
      <text:p text:style-name="P6">CREATE TABLE postnummerInfo( </text:p>
      <text:p text:style-name="P6">postnr <text:s/>INTEGER, <text:s/></text:p>
      <text:p text:style-name="P6">fylke <text:s text:c="2"/>VARCHAR(20) NOT NULL, </text:p>
      <text:p text:style-name="P6">CONSTRAINT postnummerInfo_pk PRIMARY KEY(postnr))</text:p>
      <text:p text:style-name="P6"/>
      <text:p text:style-name="P6">insert into postnummerInfo(postnr, fylke) values(1234,'Oslo');</text:p>
      <text:p text:style-name="P6">insert into postnummerInfo(postnr, fylke) values(7023,'S-Trøndelag');</text:p>
      <text:p text:style-name="P6">insert into postnummerInfo(postnr, fylke) values(1456,'Østfold');</text:p>
      <text:p text:style-name="P6">insert into postnummerInfo(postnr, fylke) values(1222,'Oslo');</text:p>
      <text:p text:style-name="P6">insert into postnummerInfo(postnr, fylke) values(3345,'Telemark');</text:p>
      <text:p text:style-name="P20"/>
      <text:list xml:id="list194721359307572" text:continue-numbering="true" text:style-name="L1">
        <text:list-item>
          <text:list>
            <text:list-item>
              <text:list>
                <text:list-item>
                  <text:p text:style-name="P18">Lag også en tabell som er lik levinfo unntatt kolonnen Fylke. (Denne splittingen av tabellen levinfo gjelder bare i denne oppgaven. I resten av oppgavesettet antar du at du har den opprinnelige levinfo-tabellen.)</text:p>
                </text:list-item>
              </text:list>
            </text:list-item>
          </text:list>
        </text:list-item>
      </text:list>
      <text:p text:style-name="P6">CREATE TABLE levinfo_uten( </text:p>
      <text:p text:style-name="P6">levnr <text:s text:c="2"/>INTEGER, </text:p>
      <text:p text:style-name="P6">navn <text:s text:c="3"/>VARCHAR(20) NOT NULL, </text:p>
      <text:p text:style-name="P6">adresse VARCHAR(20) NOT NULL, </text:p>
      <text:p text:style-name="P6">postnr <text:s/>INTEGER <text:span text:style-name="T5">NOT NULL</text:span>,</text:p>
      <text:p text:style-name="P6">levby <text:s text:c="2"/>VARCHAR(20) NOT NULL, </text:p>
      <text:p text:style-name="P6">CONSTRAINT levinfo_pk PRIMARY KEY(levnr));</text:p>
      <text:p text:style-name="P13"><text:span text:style-name="T2">CONSTRAINT ordrehode_fk FOREIGN KEY(</text:span><text:span text:style-name="T3">postnr</text:span><text:span text:style-name="T2">) REFERENCES </text:span><text:span text:style-name="T3">postnummerInfo</text:span><text:span text:style-name="T2">(</text:span><text:span text:style-name="T3">postnr</text:span><text:span text:style-name="T2">));</text:span></text:p>
      <text:p text:style-name="P6"/>
      <text:p text:style-name="P6">insert into levinfo_uten(levnr_uten, navn, adresse, levby, postnr_uten) values(6,'Kontorekspressen AS','Skolegata 3','Oslo',1234);</text:p>
      <text:p text:style-name="P6"><text:soft-page-break/>insert into levinfo_uten(levnr_uten, navn, adresse, levby, postnr_uten) values(82,'Kontordata AS','Åsveien 178','Trondheim',7023);</text:p>
      <text:p text:style-name="P6">insert into levinfo_uten(levnr_uten, navn, adresse, levby, postnr_uten) values(9,'Kontorutstyr AS','Villa Villekulla','Ås',1456);</text:p>
      <text:p text:style-name="P6">insert into levinfo_uten(levnr_uten, navn, adresse, levby, postnr_uten) values(44,'Billig og Bra AS','Aveny 56','Oslo',1222);</text:p>
      <text:p text:style-name="P6">insert into levinfo_uten(levnr_uten, navn, adresse, levby, postnr_uten) values(12,'Mister Office AS','Storgt 56','Ås',1456);</text:p>
      <text:list xml:id="list194721123508558" text:continue-numbering="true" text:style-name="L1">
        <text:list-item>
          <text:list>
            <text:list-item>
              <text:p text:style-name="P15">Lag en virtuell tabell (view) slik at brukerne i størst mulig grad kan jobbe på samme måte mot de to nye tabellene som den gamle. Prøv ulike kommandoer mot tabellen (select, update, delete, insert). Hvilke begrensninger, hvis noen, har brukerne I forhold til tidligere?</text:p>
            </text:list-item>
          </text:list>
        </text:list-item>
      </text:list>
      <text:p text:style-name="P4"/>
      <text:p text:style-name="P4">CREATE VIEW levinfo_uten_med AS(</text:p>
      <text:p text:style-name="P4">SELECT levinfo_uten.*, postnummerInfo.fylke FROM levinfo_uten</text:p>
      <text:p text:style-name="P4">LEFT JOIN postnummerInfo</text:p>
      <text:p text:style-name="P4">ON (postnummerInfo.postnr = levinfo_uten.postnr_uten))</text:p>
      <text:p text:style-name="P4"/>
      <text:p text:style-name="P7"><text:span text:style-name="T6">select </text:span><text:span text:style-name="T7">går som vanlig</text:span> </text:p>
      <text:p text:style-name="P9">update <text:span text:style-name="T9">går ikke</text:span></text:p>
      <text:p text:style-name="P7">UPDATE levinfo_uten_med</text:p>
      <text:p text:style-name="P7">SET levinfo_uten_med.fylke = 'Trøndelag'</text:p>
      <text:p text:style-name="P7">WHERE levinfo_uten_med.fylke = 'S-Trøndelag'; </text:p>
      <text:p text:style-name="P9">delete <text:span text:style-name="T11">går ikke</text:span></text:p>
      <text:p text:style-name="P11">DELETE FROM levinfo_uten_med</text:p>
      <text:p text:style-name="P7"><text:span text:style-name="T10">WHERE levinfo_uten_med.fylke = 'S-Trøndelag';</text:span> </text:p>
      <text:p text:style-name="P10">Insert går ikke</text:p>
      <text:p text:style-name="P12">insert into levinfo_uten_med(levnr, navn, adresse, levby, fylke, postnr) values(1312,'Billig og dårlig AS','Aveny 55','Oslo','Oslo',1222);</text:p>
      <text:list xml:id="list194721468941208" text:continue-numbering="true" text:style-name="L1">
        <text:list-item>
          <text:p text:style-name="P15"><text:s/>Anta at en vurderer å slette opplysningene om de leverandørene som ikke e<text:span text:style-name="T1">r </text:span>representert i Prisinfo-tabellen. Finn ut hvilke byer en i tilfelle ikke får leverandør i. (Du skal ikke utføre slettingen.) (Tips: Svaret skal bli kun én by, "Ål".)</text:p>
        </text:list-item>
      </text:list>
      <text:p text:style-name="P4">SELECT levinfo.levby FROM levinfo WHERE levinfo.levnr not in (SELECT prisinfo.levnr FROM prisinfo))</text:p>
      <text:list xml:id="list194722212858451" text:continue-numbering="true" text:style-name="L1">
        <text:list-item>
          <text:p text:style-name="P15"><text:soft-page-break/><text:s/>Finn leverandørnummer for den leverandør som kan levere ordre nr 18 til lavest totale beløp (vanskelig)</text:p>
        </text:list-item>
      </text:list>
      <text:p text:style-name="P22"><text:span text:style-name="T8">Dette er feil, da jeg</text:span> velger kun pris til én del, ikke til begge</text:p>
      <text:p text:style-name="P4">(SELECT del_kvantum_pris.kvantum * del_kvantum_pris.pris as totPris, del_kvantum_pris.levnr from</text:p>
      <text:p text:style-name="P4"><text:s text:c="9"/>(SELECT prisinfo.pris, prisinfo.levnr, del_kvantum.kvantum FROM prisinfo </text:p>
      <text:p text:style-name="P4"><text:s text:c="12"/>RIGHT JOIN </text:p>
      <text:p text:style-name="P4"><text:s text:c="16"/>(SELECT ordredetalj.kvantum, ordredetalj.delnr </text:p>
      <text:p text:style-name="P4"><text:s text:c="21"/>from ordredetalj </text:p>
      <text:p text:style-name="P4"><text:s text:c="21"/>WHERE ordredetalj.ordrenr = 18) as del_kvantum</text:p>
      <text:p text:style-name="P4"><text:s text:c="13"/>ON (del_kvantum.delnr = prisinfo.delnr)) as del_kvantum_pris)</text:p>
      <text:p text:style-name="P4"><text:tab/><text:tab/>Order by totPris ASC</text:p>
      <text:p text:style-name="P4"><text:s text:c="8"/>LIMIT 1</text:p>
      <text:h text:style-name="P14" text:outline-level="1">Oppgave 2</text:h>
      <text:list xml:id="list3415026220" text:style-name="L2">
        <text:list-header>
          <text:p text:style-name="P21">Bruk Bok-databasen (bok-script-mysql.txt) lagt ut tidligere i faget. Gå gjennom datasettet og inn ut hvor det ligger NULL-verdier.</text:p>
        </text:list-header>
      </text:list>
      <text:p text:style-name="P8">Ctrl + f NULL :)</text:p>
      <text:list xml:id="list194722304959580" text:continue-numbering="true" text:style-name="L2">
        <text:list-item>
          <text:p text:style-name="P21"><text:s/>Sett opp en SELECT-setning som er UNION mellom alle forlag med Oslo-nummer (telefonnummer begynner med 2) og alle som ikke er Oslo-nummer. Får du med forlaget med NULL-verdi på telefonnummer? Hvis ikke, utvid unionen med en mengde til.</text:p>
        </text:list-item>
      </text:list>
      <text:p text:style-name="P4"/>
      <text:list xml:id="list194721141642722" text:continue-numbering="true" text:style-name="L2">
        <text:list-item>
          <text:p text:style-name="P21">Sett opp SQL-setninger som finner gjennomsnittlig alder på forfattere der fødselsåret er oppgitt. For forfattere der dødsåret ikke er oppgitt, skal du kun ta med de som er født etter 1900. Tips for å få ut året i år: MySQL: SELECT YEAR(CURRENT_DATE) FROM ... hvilken tabell som helst ...</text:p>
        </text:list-item>
        <text:list-item>
          <text:p text:style-name="P21">Sett opp SQL-setninger som finner hvor stor andel av forfatterne som ble med <text:span text:style-name="T4">i</text:span> beregningene under b).</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17:41:04.762796103</meta:creation-date>
    <dc:date>2020-10-01T19:47:20.670539596</dc:date>
    <meta:editing-duration>PT2H17M5S</meta:editing-duration>
    <meta:editing-cycles>9</meta:editing-cycles>
    <meta:generator>LibreOffice/6.4.6.2$Linux_X86_64 LibreOffice_project/40$Build-2</meta:generator>
    <meta:document-statistic meta:table-count="0" meta:image-count="0" meta:object-count="0" meta:page-count="4" meta:paragraph-count="88" meta:word-count="805" meta:character-count="6491" meta:non-whitespace-character-count="5469"/>
  </office:meta>
</office:document-meta>
</file>